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1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0.034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0.065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0.72cm"/>
    </style:style>
    <style:style style:name="co13" style:family="table-column">
      <style:table-column-properties fo:break-before="auto" style:column-width="1.829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372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353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67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Page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7788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fo:background-color="#ffba3e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ffba3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fo:background-color="#94a4a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6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67788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number-columns-repeated="39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Despesas com Cartão Corporativo e Suprimento de Fundos</text:p>
          </table:table-cell>
          <table:covered-table-cell table:number-columns-repeated="16" table:style-name="ce1"/>
          <table:table-cell table:style-name="ce16"/>
          <table:table-cell table:style-name="ce17" office:value-type="string" calcext:value-type="string" table:number-columns-spanned="7" table:number-rows-spanned="1">
            <text:p>fevereiro/2022</text:p>
          </table:table-cell>
          <table:covered-table-cell table:number-columns-repeated="6" table:style-name="ce17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9 - PR-AC - PROCURADORIA DA REPUBLICA - ACR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A PAULA ONOFRE BARROS - CPF: 785.921.002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2/02/2022 a 21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4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TACADAO S. 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315.333/0141-6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ILHA ALCALINA AA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CRE PARAFUSOS IMPORTAÇÃO E EXPORTA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301.164/0001-8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NGUEIRA PARA GÁS, ABRAÇADEIRA DA FIXAÇÃO DA MANGUEIRA E PLACA DE SINALIZAÇÃO DE PARE PARA CANCEL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6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UNDO DAS UTILIDADES -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0.338.263/0002-0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LIXEIRA PARA O REFEITÓRI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DRIL MATERIAL DE CONSTRUÇÃO IMP. E EXP.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221.937/0001-1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PORTE PARA MICROONDA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TACADO DA LIMPEZA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094.051/0003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FIL PARA DISPENSER DE ÁLCOOL EM GE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2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ENANDRO TELOCKEN DA SILVA - CPF: 003.281.042-3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6/02/2022 a 15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6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EO SERVIÇOS E COMERCI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662.492/0001-4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TENDER A DEMANDA DE CONTRATAÇÃO DE PEQUENO VALOR PARA UTILIZAÇÃO IMEDIATA E NÃO PASSÍVEL DE PLANEJAMENTO. MANUTENÇÃO DO REFRIGERADOR RESIDENCIAL CÔNSUL FACILITE, COM CAPACIDADE DE 360 LITROS, PATRIMÔNIO 10-001.441, SÉRIE JE0406970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380005 - PR-AP - PROCURADORIA DA REPUBLICA - AMAP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CANTARELI BRITO MIRA - CPF: 644.881.362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1/02/2022 a 17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. HEBER SITT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4.758.268/0001-0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CÓPIAS DE CHAVES RESERVAS PARA A SESOT/PRAP, A FIM DE MINIMIZAR EVENTUAIS TRANSTORN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0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NDRE J. DOCIATI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0.375.171/0001-6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 PLACA ELETRÔNICA DO MOTOR ANTERIOR APRESENTOU PROBLEMA E PAROU DE FUNCIONAR, OBRIGANDO A ABERTURA MANUAL, VINDO A FRAGILIZAR A SEGURANÇA DO SEGURANÇA PATRIMONI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1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 C F MENDES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574.032/0002-9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ILHAS PARA EQUIPAMENTOS ELETROELETRÔNIC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9,4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31 - PR-BA - PROCURADORIA DA REPUBLICA - BAHI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ABIO JOSE SOUSA DE JESUS SANTOS - CPF: 001.768.835-3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1/01/2022 a 2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9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2RW COM COMP ELETR E MATS ELETR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5.645.828/0001-1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ABO P2+RCA 1,8M PARA CAIXA DE SOM DA SALA DE ATENDIMENTO AO CIDAD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MERSON SANTANA SOUZA SILVA 88073254549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173.188/0001-1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ADEQUAÇÃO DE INFRAESTRUTURA PARA INSTALAÇÃO DE DOIS APARELHOS DE AR CONDICIONAD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ETRICA SOL COM. MAT. ELE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0.581.662/0001-1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L ELÉTRICO STECK INTERRUPTOR DIF. 4P 40A PARA MANUTENÇÃO DE QUADRO ELÉTRIC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6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MERSON SANTANA SOUZA SILVA 88073254549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173.188/0001-1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CORRETIVA EM QUADRO ELÉTRICO COM SUBSTITUIÇÃO DE INTERRUPTOR DIF. 4P 40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REDSON PASTOR DA SILVA - CPF: 001.568.005-3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9/01/2022 a 15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7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AFAEL DE CARVALHO SOUZA- ME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2.760.608/0001-0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DE SOLDA ELÉTRICA NOS GONZOS QUE FAZ O MOVIMENTO DE ABERTURA DO PORTÃO LATERAL DO PRÉDIO DA PRM FEIR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ISELE NASCIMENTO ALVES - CPF: 018.870.955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8/01/2022 a 08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9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EFRIGERAÇÃO DUFRIO COMERCIO E IMPORTA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754.239/0021-6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<text:s/>VÁLVULAS <text:s/>DE <text:s/>SERVIÇOS, PARA <text:s/>SEREM <text:s/>INSTALADAS <text:s/>NA <text:s/>MAQUINA <text:s/>CASSETE <text:s/>DE REFRIGERAÇÃO INSTALADA EM GABINETE NO 10º ANDAR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9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ROGARIA SAO PAUL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1.412.110/0987-0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<text:s/>DO <text:s/>ESTOQUE <text:s/>DO <text:s/>SERVIÇO <text:s/>MÉDIC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ROGARIA SÃO PAULO SA (DSP890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1.412.110/0790-7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<text:s/>DO <text:s/>ESTOQUE <text:s/>DO <text:s/>SERVIÇO <text:s/>MÉDIC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76,5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ALISMA COMERCIO DE PRESENTES E SERVICOS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6.119.240/0005-7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VISA ATENDIMENTO DE DEMANDA DA SERVIDORA PAULA DO GABINETE DE DRA. NARA,BEM COMO A REPOSIÇÃO DE CHAVES <text:s/>RESERVA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0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ROGARIA SAO PAUL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1.412.110/0987-0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NTE <text:s text:c="2"/>A <text:s text:c="2"/>IMPOSSIBILIDADE <text:s text:c="2"/>DE DETERMINAR-SE COM PRECISÃO QUANDO A PANDEMIA DE COVID-19 CHEGARÁ AO FIM, A AQUISIÇÃO MOSTRA-SE NECESSÁRIA, MORMENTE O SURTO DE GRIPE H3N2 QUE INSTALOU-SE POR TODO O PAÍS, CUJOS SINTOMAS SE CONFUNDEM COM <text:s text:c="2"/>OS <text:s text:c="2"/>DA <text:s text:c="2"/>COVID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68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ENECLEIA SOUZA OLIVEIRA - CPF: 840.586.765-1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4/01/2022 a 2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8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SE ROBELIO DE OLIVEIR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237.978/0001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EQUIPAMENTOS DE SEGURANÇ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3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UTAILDSON DOS SANTOS CARVALHO - CPF: 802.374.525-5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7/02/2022 a 2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EFERSON ADAN GOMES DE CASTR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1.025.801/0001-9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ELÉTRICOS REPARO EM TOMADA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0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ALMIR PRUDENCIO MACHADO FILHO 00664630502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4.558.614/0001-5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VAZAMENTO DO RESERVATÓRIO DE ÁGUA DO PRÉDIO DA PRM BARREIRAS FORNECIDO PELA EMBASA. O VAZAMENTO DA ÁGUA ATINGIU UM RESERVATÓRIO DO SUBSOLO E NECESSIDADE DE RETIRAR O EXCESSO DE ÁGUA DO RESERVATÓRIO DO SUBSOL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ETROLAR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7.955.697/0001-5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ARO NA TOMADA TÉRREO E COPA 1º ANDAR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23 - PR-DF - PROCURADORIA DA REPUBLICA - DISTRITO FEDERAL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IO ANTONIO FIGUEROA - CPF: 214.658.941-8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1/01/2022 a 20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8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0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 ELETROFERRAGEM JK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9.568.311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OLICITO A V.SA PROVIDÊNCIAS PARA AQUISIÇÃO DE 60 METROS DE CORDA TRANÇADA DE FIBRAS DE POLIPROPILENO COM 6MM DE ESPESSURA PARA MASTROS EXTERNOS. 2. A <text:s/>PRDF <text:s/>POSSUI <text:s/>EM <text:s/>SUA <text:s/>ÁREA <text:s/>EXTERNA <text:s/>3(TRÊS) <text:s/>MASTROS <text:s/>PARA <text:s/>HASTEAMENTO <text:s/>DAS BANDEIRAS DO BRASIL, DISTRITO FEDERAL E DO MINISTÉRIO PÚBLICO. 3. O MATERIAL SOLICITADO É NECESSÁRIO, POIS A CORDA DE UM DOS MASTROS JÁ ROMPEU E AS OUTRAS DUAS ESTÃO NA EMINÊNCI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8,00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0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GRICAMP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561.277/0001-4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OLICITO <text:s/>A <text:s/>V.SA <text:s/>PROVIDÊNCIAS <text:s/>PARA <text:s/>A <text:s/>AQUISIÇÃO <text:s/>EM <text:s/>CARÁTER <text:s/>DE <text:s/>URGÊNCIA, <text:s/>DE <text:s/>2 (DOIS) <text:s/>FRASCOS <text:s/>DE <text:s/>INSETICIDA <text:s/>MATA-VESPAS <text:s/>E <text:s/>MARIMBONDOS <text:s/>DE <text:s/>NOME ALCANCE <text:s/>QUE <text:s/>FOI <text:s/>SOLICITADO PELO <text:s/>SARGENTO <text:s/>DO <text:s/>CORPO <text:s/>DE <text:s/>BOMBEIROS <text:s/>DO <text:s/>DISTRITO <text:s/>FEDERAL, <text:s/>SGTº <text:s/>LUCAS <text:s/>FEITOZA, <text:s/>MATRÍCULA <text:s/>Nº 1922615, EM INSPEÇÃO REALIZADA NO PRÉDIO DESTA PROCURADORIA EM 28/01/2022, E QUE CONSTA NO RELATÓRIO MANUSCRITO E ASSINADO PELO MESM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2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35 - PR-MG - PROCURADORIA DA REPUBLICA - MINAS GERAIS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DRE GUSTAVO GOMES AMARAL - CPF: 822.942.406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2/2022 a 04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1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CR AUTO PEÇA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4.234.073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ÓPIA DE CHAVES SALA 603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 DOS PARAFUS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061.279/0001-5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 CONSERTO DO PORTÃO DA GARAGEM SUPERIOR DA PRM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8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CR AUTO PEÇA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4.234.073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ÓPIA DE CHAVE SOLICITADA PELO SETRAN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DRE GUSTAVO GOMES AMARAL - CPF: 822.942.406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3/02/2022 a 25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 DOS PARAFUS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061.279/0001-5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PORTE PARA TV PARA SALA DE MONITORAMENTO DA PRMG E CABO DE AÇO PARA PORTÃO DA GARAGEM DA PRM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CR AUTO PEÇA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4.234.073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ÓPIAS DE CHAVE PARA O DEPÓSITO DA INFORMÁTICA DA PRM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KALUNGA COM. E IND. GRÁFICA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3.283.811/0034-1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ÁLCOOL GEL PARA SER DISPONIBILIZADO NA PRM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88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IOVANI RODRIGUES DE OLIVEIRA - CPF: 615.419.586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4/02/2022 a 16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2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HONATHAN JHAIMY ARAÚJO SILVA CPF 091.119.766- 40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186.041/0001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IS NECESSÁRIOS PARA REPAROS NO TELHADO DA SEDE DA PRM-PATOS DE MIN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5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IOVANI RODRIGUES DE OLIVEIRA - CPF: 615.419.586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6/02/2022 a 1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SELE NUNES DA SILVA 06354837694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5.982.504/0001-3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GÁS DE COZINHA PARA A COPA DA PRM-PATOS DE MINA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2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ELINO OLIVEIRA SILVA - CPF: 882.758.766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1/02/2022 a 02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ON ENEIAS PRINC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2.639.533/0001-0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UM CAPACITOR PARA O CONDICIONADOR DE AR DA SA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ELINO OLIVEIRA SILVA - CPF: 882.758.766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6/02/2022 a 1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 P PRESTAÇÃO DE SERVIÇOS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066.782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LOCAÇÃO DE CAÇAMBA PARA RETIRADA DE ENTULHO DE JARDINAGEM, INCLUINDO PODA DE ÁRVORES E BANANEIR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4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ODRIGO OTAVIO DA SILVA HORTA - CPF: 003.363.746-6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8/02/2022 a 20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4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RRAGENS MINEIR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8.843.953/0001-8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ABO DE AÇO, GRAMPO PARA CABO DE AÇO, MOSQUETÃO E ABRAÇADEIRA PARA HASTEAMENTO DAS BANDEIR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6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4 - PR-MT - PROCURADORIA DA REPUBLICA - MATO GROSS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LEXSANDER LIMA DOS SANTOS - CPF: 009.881.771-0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7/02/2022 a 2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ECIO JOAO MORAES CAVALCANT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033.028/0001-6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DO PORTÃO DA GARAGE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45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ICELIA AMARANTE MOTA - CPF: 964.653.791-0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7/01/2022 a 27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9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SSAÍ ATACADIST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6.057.223/0290-7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S DE PEQUENO VULTO. NÃO POSSUI ESTOQUE. COMPRA DE PILHAS AAA PARA O FUNCIONAMENTO DO MEDIDOR DE TEMPERATURA DA PRM-RO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,4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M DE MATOS - COMERCIO DE EXTINTOR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5.240.542/0001-1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E RECARGA DOS EXTINTORES DA PRM-RO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25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BIANCHI E PEREIR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153.073/0001-6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ÁGUA MINERAL PARA ABASTECER A UNIDADE DA PRM-RONDONÓPOLIS. <text:s/>DESPESAS DE PEQUENO VULTO E AUSÊNCIA DE ESTOQUE. <text:s/>NA PRESENTE DATA NÃO HAVIA CONTRATO ASSINAD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1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EFFERSON MARQUES ROSA PASSOS - CPF: 018.924.371-6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1/01/2022 a 30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D EXTINTORES E ACESSÓRI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751.750/0001-4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CARGA DE EXTINTORES DA UNIDAD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RGE ANDRE SCHNEIDER - CPF: 907.950.751-2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2/02/2022 a 02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N COMERCIO DE ELETRONICOS LTDA - KADR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030.685/0002-6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AQUISIÇÃO DE BATERIAS, TANTO PARA PLACA-MÃE DE COMPUTADOR QUANTO PARA CONTROLE REMOTO DE APARELHOS DE AR CONDICIONADO - AQUISIÇÕES DE PEQUENA MON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7,1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ODRIGO MOREIRA DE SOUZA ROCHA - CPF: 030.091.236-6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6/01/2022 a 26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9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XAVIER CHAVEIR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596.509/0001-2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ECÇÃO DE CHAVES PARA A PRM CÁCERE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8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RREIRA DE CARVALHO E CARVALHO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595.692/0001-5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DUAS CHAVES DE HIDRANTES. ORIENTADAS PELO CBM, COM VISTAS À OBTENÇÃO DO ALVARÁ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HIPER JN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359.273/0002-3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LUMINÁRIA DE SOBREPOR PARA USO NA PRM DE CÁCERE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7,5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BA - COSTA ALVES &amp; ALVE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7.494.804/0001-0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DE CONSUMO: CONES PARA SINALIZAR O ESTACIONAMENTO PÚBLICO INTERN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0,9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UPERMERCADO MIUR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3.695.388/0001-4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PRATOS E FACAS PARA A PRM CÁCERE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1,2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AGARTO SERVIÇOS DE JARDINAGEM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7.349.534/0001-8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UTORIZADO A DESPESA POR MEIO DO SUPRIMENTO <text:s/>PR-MT-00006042/2022 DESPACHO Nº /2022 REFERÊNCIA: PRM-CAC-MT-00000427/2022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87 - PR-PB - PROCURADORIA DA REPUBLICA - PARAIB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TONIO CARLOS ANDRADE DA SILVA - CPF: 089.557.974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0/01/2022 a 20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8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 BATISTA RAMOS DE CARVALH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807.239/0004-3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GLP PARA A PRM-PATOS/PB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RACE GALVAO RIBEIRO - CPF: 759.447.584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4/02/2022 a 04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1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OTORTRAFO EQUIPAMENTOS ELÉ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486.439/0001-8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PEÇAS PARA O ELEVADOR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5,7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OTORTRAFO EQUIPAMENTOS ELÉ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486.439/0001-8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REALIZADA PARA A MANUTENÇÃO DOS ELEVADORES DA PRPB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36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O MESTRE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778.553/0001-7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INTA PARA DEMARCAÇÃO PARA USO DA SESO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7,18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GUSTAVO CLARINDO GOMES - CPF: 023.988.804-9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1/02/2022 a 22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4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 J COMERCIO VAREJISTA DE GPL LTDA-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6.561.053/0001-1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RATA-SE DA AQUISIÇÃO DE GÁS LIQUEFEITO DE PETRÓLEO (GLP) ARMAZENADOS EM 02 BOTIJÕES DE 13 KG PARA UTILIZAÇÃO NA COPA DA PROCURADORIA DA REPÚBLICA NO MUNICÍPIO DE GUARABIRA/PB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2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SE PEREIRA DOS SANTOS - CPF: 845.322.208-8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1/01/2022 a 11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4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<text:s/>ELETROPOL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375.199/0004-0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ÃO HA DISPONIBILIDADE NO ESTOQUE DA SELO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2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ELMA DIOMEDES DA SILV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1.479.863/0001-6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ÃO HÁ DISPONIBILIDADE NO ESTOQUE DA SELOG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,35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80 - PR-PI - PROCURADORIA DA REPUBLICA - PIAUI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LEXANDRE FERREIRA COELHO - CPF: 021.677.813-1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1/01/2022 a 2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8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AULO SÉRGIO DA SILV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00.932.653-2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SERVIÇO EMERGENCIAL DE DIAGNÓSTICO E CONSERTO DE VAZAMENTO DA REDE HIDRÁULICA DA ÁREA EXTERNA (LIGAÇÃO COM A BOMBA DE ÁGUA) DO PRÉDIO DA PRM-FLORIANO/P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SE AREOLINO ALVES MAIA DE CARVALHO - CPF: 757.604.013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4/01/2022 a 15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6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LANALTO CONSTRUÇÕ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037.027/0001-6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FECHADURA PARA SUBSTITUIR A DA PORTA DOS FUNDOS DA PRM QUE TRAVOU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ABIO CARVALHO ALV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8.806.724/0001-4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DE MANUTENÇÃO DA JANELA DA COZINHA, ESTILHAÇADO PELA ALTA TEMPERATUR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18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ENIVALDO SOUZA DO NASCIMENTO &amp; CIA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8.917.635/0001-1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GÁS DE COZINHA PARA A PRM-CORRENT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3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ERONIMO VIANA SILV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05.250.271-2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LIMPEZA DO TERRENO DA PRM CORRENT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CIANO MOURA SANTOS - CPF: 003.024.563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7/01/2022 a 13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9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ISTRIBUIDORA NOGUEIRA DE MEDICAMENTOS LTDA - DISNOMED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315.618/0001-3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PRIR A UNIDADE COM MATERIAIS DE PROTEÇÃO CONTRA O COVID-19, EM OBSERVÂNCIA ÀS RECOMENDAÇÕES DOS ÓRGÃOS DE SAÚDE E AUTORIDADES SANITÁRI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03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AYLA RAFAEL DA SILVA DA LUZ - ME (CASA DO ELETRICISTA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1.899.821/0001-8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 INSTALAÇÃO DE LUMINÁRIAS DE EMERGÊNCIA NA SEDE DA UNIDADE FOI UMA DAS MEDIDAS EXIGIDAS PELO CORPO DE BOMBEIROS PARA EMISSÃO DO ATESTADO DE REGULARIDADE CONTRA INCÊNDIO E PÂNIC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2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ISTRIBUIDORA DE ALIMENTOS SÃO JUDAS TADEU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6.549.838/0001-2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GARANTIR A CONTINUIDADE DOS SERVIÇOS DE COPA E COZINHA DA UNIDAD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1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THIAGO PATRICK ROSA BRITO - CPF: 006.592.253-0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4/01/2022 a 15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6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.T. OLIVEIRA LTDA - AMPLA DISTRIBUIDOR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876.156/0001-4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IS PARA PINTURA E REFORMA DO PORTÃO EXTERNO DA SEDE DA PRM SAO RAIMUNDO NONATO-P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7,64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53 - PR-PR - PROCURADORIA DA REPUBLICA - PARAN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AMARIO BARBARA DA SILVA - CPF: 555.260.559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2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ETROLUZ MATERIAIS ELE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502.754/0006-5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DOIS PAINÉIS DE LED PARA SUBSTITUIÇÃO DE PEÇAS QUEIMADAS NO GABINETE Nº QUATRO E NA COPA DA UNIDAD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DEM SILVA GROCHENTZ JUNIOR - CPF: 022.054.059-4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2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LAROTI COM DE MATS DE CONSTRUCAO S.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7.044.618/0033-6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ATÍPICOS N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4,53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DER DOS SANTOS BUENO - CPF: 604.602.539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3/01/2022 a 2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6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EDAGUA MATERIAIS HIDRÁULICO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661.496/0001-4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REGISTRO INDIVIDUAL PARA BEBEDOURO DE EM RAZÃO DE VAZAMENTOS NECESSIDADE DE TROCA DE MANGUEIRAS POR CONTA DO DESGAST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3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LISON DE OLIVEIRA LIMA - CPF: 163.097.338-6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2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ETRORASTRO COMÉRCIO DE MATERIAIS ELÉTRICO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5.014.793/0001-5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UMA CONTATORA E UM RELÊ PARA USO NAS BOMBAS DE REQUALQU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29,08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HENRIQUE CEZAR MARTINS LEONCIO - CPF: 005.442.889-0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6/02/2022 a 26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NDE MATERIAIS ELÉ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0.342.330/0001-0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FIXAR TV EM SALA DE OITIVAS DO PRÉDIO DA PRM FOZ DO IGUAÇU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HAVES BRASIL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1.132.656/0001-6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ÓPIA DE CHAVE PARA PORTA DE GABINETE DE PROCURADOR DA REPÚBLIC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HORTOLAN E CIA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2.202.847/0001-1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SERTO EMERGENCIAL DA BOMBA DE ÁGUA INSTALADA NO PRÉDIO DA PRM FOZ DO IGUAÇU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2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ICARDO KALIL - CPF: 045.495.969-9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7/01/2022 a 2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9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MO BRUM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9.989.676/0001-8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URGENTE DE CONSERTO DE VAZMENTO E REPARO DE ILUMINA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WILSON JOSE DEMORI - CPF: 834.044.909-5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1/02/2022 a 28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UPORTE ELETRON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848.912/0001-4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02 FILTROS DE LINHA 110V/220V 10A COM 06 TOMADAS A PEDIDO DO SETOR DE INFORMÁTIC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4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43 - PR-RJ - PROCURADORIA DA REPUBLICA - RIO DE JANEIR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LEXANDER AFFONSO - CPF: 069.561.567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5/02/2022 a 14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 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3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WANDERSON DOS SANTOS FONSEC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476.507/0001-3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PARA MANUTENÇÃO PRM-NITERÓ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6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CARINA FAULSTICH NEVES JOSIAS - CPF: 070.495.407-9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3/01/2022 a 1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7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UNOS MAT.CONST. E FERRAGEM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502.692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NAS JANELAS PORQUE ESTAVAM VOLTANDO ÁGUA DAS CHUVA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UNOS MAT.CONST. E FERRAGEM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2.502.692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SSA CORRIDA LATA MÉDIA PARA FAZER MANUTENÇÃO NA PAREDE DA SALA DA COORDENAÇÃO E CORREDOR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AISY DE AZEVEDO SIQUEIRA SANTOS - CPF: 890.424.257-6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7/01/2022 a 26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9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CE HAMMER REFRIGERA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552.769/0001-7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AQUISIÇÃO DE GÁS R22 PARA REPARO DE APARELHO SPLIT NESTA PRRJ. NÃO POSSUIMOS PRODUTO EM ESTOQU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8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HC DA ILHA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314.253/0001-8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PLASTCO PARA PROTEGER OS MOVEIS EM <text:s/>RAZÃO DO SERVIÇO DE PINTURA QUE SERÃO REALIZA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AULO ROBERTO DA SILVA VIDAL - CPF: 032.150.187-0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2/02/2022 a 02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TACADÃO S.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315.333/0210-2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PILHAS PARA OS EQUIPAMENTOS DE VÍDEO-CONFERÊNC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,99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85 - PR-RN - PROCURADORIA DA REPUBLICA - RIO GRANDE DO NORT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CHIARLAN EMERCIRIANO SILVA ARAUJO - CPF: 024.934.414-9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1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6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ODENILSON FELIX SANTOS COST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523.257/0001-4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ÓPIA DE CHAVES PARA O CLAVICULÁRIO DO SETOR DE SEGURANÇA E TRANSPORT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FRANCISCO COSME NERIS DE MELO - CPF: 155.982.844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1/01/2022 a 11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D PARAFUSOS E FERRAMENTAS COMÉRCIO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5.040.902/0001-3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SO EMERGENCIAL NO SESO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ECNOVOS IMPORTADO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840.224/0003-1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O SESO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69,7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RANCINILDO BATISTA SERVIÇOS DE FOTOCÓPIA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9.659.308/0001-7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SO DO SESO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M SERVGRAFICA E COPIADORA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805.649/0001-2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O SESOT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46 - PR-RO - PROCURADORIA DA REPUBLICA - RONDONI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LIAS JUSTO SALVADOR - CPF: 434.553.792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0/01/2022 a 10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4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NTATO TELECOM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745.434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EVENTUAL; NECESSIDADE IMEDIATA; PEQUENO VULT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. DA SILVA TECNOLOGIA ME (SUPERSERG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9.244.044/0001-4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EVENTUAL;NECESSIDADE IMEDIATA; PEQUENO VULT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0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RBOSA MAT ELETRIC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179.328/0001-4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9,05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OK MATERIAIS ELETRIC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4.754.041/0001-3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EQUENO VULTO, NECESSIDADE E ENTREGA IMEDIAT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7,96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 IGUATU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4.553.262/0001-7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E ENTREGA IMEDIATA E PEQUENO VULT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83,6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RBOSA MAT ELETRIC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179.328/0001-4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3,35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LETRUS COMERCIO DE MATERIAIS DE CONSTRUÇÃO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3.311.039/0001-8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1,5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CHEI COM. DE PARAFUSOS E FERRAMENTA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832.938/0001-1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RRIGA VERDE IMPORTAÇÃO E EXPORTA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485.899/0005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9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H SITTA COM E CONF DE CHAVE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879.498/0001-4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2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RBOSA MAT ELETRIC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179.328/0001-4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,66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ARBOSA MAT ELETRICO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179.328/0001-4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DESPESA DE PEQUENO VULTO, NECESSIDADE E ENTREGA IMEDIAT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4,4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58 - PR-SC - PROCURADORIA DA REPUBLICA - SANTA CATARIN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ARIO CAMARGO DE FRANCA - CPF: 662.758.909-5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7/01/2022 a 26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8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WRG ELETRO COMERCI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574.867/0001-6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EQUIPAMENTOS DE SEGURANÇA PARA USO DA ZELADORIA NA PRM BLUMENAU. SOLICITAÇÃO DA COORDENADORIA ADMINISTRATIVA, EM VISTA DE TRABALHOS REALIZADOS UTILIZANDO ESCADA PARA FIXAÇÃO DE CÂMERAS DE VIGILÂNC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8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S DE DEPARTAMENTOS MILIUM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240.333/0017-8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PRODUTOS DIVERSOS PARA USO DA PRM BLUMENAU. REQUISITANTES DIVERSOS: ZELADOR, SEU DONISETE; CAIRO HENKELS, COORDENADOR; NEMÉSIO GOMES, AS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5,4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TELETRICA COMERCIO E REPRESENTAÇÕE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2.631.896/0001-7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PRODUTOS PARA INSTALAÇÃO DE CÂMERAS DE SEGURANÇA NA PRM BLUMENAU. A ÁREA DE SEGURANÇA INSTITUCIONAL LOCAL ESTÁ SEGUINDO RECOMENDAÇÕES DA ÁREA DE SEGURANÇA INSTITUCIONAL DA PGR. SOLICITANTE: JOARES DOS SANTOS, ASI DA PRM BLUMENAU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2,0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GROPET DESCHAMP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6.038.641/0001-1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PRODUTOS PARA TRATAMENTO DA GRAMA DA PRM BLUMENAU. SOLICITAÇÃO DA ÁREA DE ZELADORIA, SEU DONISETE FLORIANO, TERCEIRIZAD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4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UAREZ CAVALCANTI BOTELHO - CPF: 006.614.277-6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9/02/2022 a 04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1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 - LJ 16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3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CAFÉ, AÇÚCAR, COPOS DESCARTÁVEI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0,56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REMIUM CP ESQUADRIAS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4.425.219/0001-0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ÇÃO VIDRO DA PORTARIA DA PR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5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OS ANTONIO SQUIZATTO DE OLIVEIRA - CPF: 547.793.919-2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0/02/2022 a 06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2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13-4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MATERIAIS DE CONSUMO PARA COPA, CONFORME OFÍCIO CIRCULAR 31/2021-CA-PR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9,48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ICHELINE GARCIA CAVALCANTI DE ALMEIDA - CPF: 910.205.739-5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2/02/2022 a 29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0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11-8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ITENS PARA SUPRIR A NECESSIDADE DA PRM-CRICIÚMA/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4,6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HIFT CARTUCHOS MULTISERVICE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7.940.276/0001-0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PILHAS PARA SUBSTITUIÇÃO NOS CONTROLES REMOTOS DA PROCURADOR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AULO RICARDO DA SILVEIRA BALLINHAS - CPF: 449.793.550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3/01/2022 a 07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6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SOL MAT. CONSTRUÇÃO LTDA - CAMPECH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5.400.218/0032-3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ABO HDMI PARASALA REUNIÃ¿ES T3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9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6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OACIR ERASMO ANTUNES MAT. CONSTRUÇÃO LTDA.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1.589.210/0001-6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R CHUVEIRO VESTIÃ¿RIO G1 - T4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1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ANTA RITA COM. INSTALAÇÕES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6.365.350/0014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Ã¿Ã¿O DE DISJUNTOR TRIPOLAR, 63 A, 3Âº ANDAR T 1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7,0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S DA ÁGUA <text:s/>- LOJA 35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501.187/0022-8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Ã¿Ã¿O SIFÃ¿ES 4Âº ANDAR T 3 E EMERGENCIAI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3,1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IDRAÇARIA CAMPECHE LTDA.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4.210.606/0001-1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10 MOLDURAS COM VIDRO, EMOLDURAÇÃO DE FOTOS PARA MEMORIAL DA PR/SC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08,1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ICARDO JOSE FEITEN - CPF: 072.849.049-8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3/01/2022 a 07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6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S DE DEPARTAMENTOS MILIUM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240.333/0064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PILHAS PARA OS EQUIPAMENTOS DA PRM/CAÇADOR (FECHADURAS ELETRÔNICAS, CONTROLE REMOTO E OUTROS); FITA DUPLA FACE PARA CONSERTOS E FIXAÇÕES EM GERAL; PULVERIZADOR PARA ALCOO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2,6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VINICIUS DIAS DOS SANTOS DA SILVA - CPF: 011.321.780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06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ERALDO FRANCO DA ROSA JUNIOR 05409252926 (SANTA CLARA SEGURANÇA PATRIMONIAL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2.093.104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TRATAÇÃO DO SERVIÇO DE CONSERTO DO PORTÃO DA GARAGEM DO SUBSOLO DA PR/SC, QUE SE ENCONTRAVA DANIFICADO DEVIDO À COLISÃO DE UM CAMINHÃO COM O REFERID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79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VINICIUS DIAS DOS SANTOS DA SILVA - CPF: 011.321.780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06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LOBAL DISTRIBUICAO DE BENS DE CONSUM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9.237.911/0249-1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CABO PARA CARREGAMENTO DO CELULAR DO PLANTÃO JUDICIAL DA PR/SC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9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VINICIUS DIAS DOS SANTOS DA SILVA - CPF: 011.321.780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06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PICENTER FOTOCOPIADORA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2.890.328/0001-9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TRATAÇÃO DO SERVIÇO DE IMPRESSÃO DE FOTOGRAFIAS DE VISITAS DE PROCURADORES-GERAIS DA REPÚBLICA À PR/SC, AS QUAIS FICARÃO EM EXPOSIÇÃO NO MINIAUDITÓRIO DA REFERIDA PROCURADOR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5,2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PICENTER FOTOCOPIADORA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2.890.328/0001-9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TRATAÇÃO DO SERVIÇO DE IMPRESSÃO DE FOTOGRAFIA DE VISITA DE PROCURADOR-GERAL DA REPÚBLICA À PR/SC, A QUAL FICARÁ EM EXPOSIÇÃO NO MINIAUDITÓRIO DA REFERIDA PROCURADORI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,8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VINICIUS DIAS DOS SANTOS DA SILVA - CPF: 011.321.780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06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OJAS MILIUM - CENTR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240.333/0013-5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PILHAS PARA USO NAS FECHADURAS ELETRÔNICAS E DE ESCORREDORES DE LOUÇA PARA USO NAS COPAS DA PR/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9,2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2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NGELONI E CIA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6.984/0018-5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ADOÇANTE PARA USO NO SERVIÇO DE COPA DISPONIBILIZADO EM REUNIÕES E EVENTOS NA PR/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,99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RÊS A COMÉRCIO DE MATERIAIS DE CONSTRUÇÃO LTD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0.710.866/0001-2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SIFÃO PARA SUBSTITUIÇÃO DO QUE SE ENCONTRAVA DANIFICADAO NA PIA DO BANHEIRO DA SALA DA COORDENADORIA DE ADMINISTRA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22 - PR-SE - PROCURADORIA DA REPUBLICA - SERGIP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TIAGO DA SILVA NEVES - CPF: 436.588.815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4/02/2022 a 05/05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 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1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EGA ELETRÔNIC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7.531.380/0001-3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EXECUTAR A INFRAESTRUTURA DA ANTENA DA TV DA ASCO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ÉRICLES BOMFIM SANTOS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9.275.179/0001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OLICITAÇÃO DO GABINETE DR. FLÁVIO MATIAS, SALA 208: 01 CÓPIA DA PORTA DE VIDRO <text:s/>01 CÓPIA DA PORTA DE MADEIR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208 - PRR1ª REGIÃO - PRR/1ª REGIAO - BRASILI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CIANA RODRIGUES FERNANDES - CPF: 002.091.871-2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3/01/2022 a 24/03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4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10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ICTOR MAGNO SOARES SOUS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2.159.226/0001-2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 AQUISIÇÃO DE ALCOOL FAZ-SE NECESSÁRIA <text:s/>PARA <text:s/>DAR <text:s/>MELHORES CONDIÇÕES <text:s/>DE <text:s/>HIGIENE <text:s/>E <text:s/>ASSEPSIA <text:s/>AO PESSOAL <text:s/>EM <text:s/>TRABALHO <text:s/>PRESENCIAL <text:s/>E AO <text:s/>PÚBLICO <text:s/>VISITANTE <text:s/>NA PRR1, COMO FORMA DE APRIMORAR AS MEDIDAS DE PREVENÇÃO CONTRA A PANDEMIA DO COVID-19 E EVITAR A DISSEMINAÇÃO DO VÍRUS DAS DEPENDÊNCIAS DO EDIFÍC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538,50</text:p>
          </table:table-cell>
          <table:covered-table-cell table:style-name="ce19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25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ONTEBLOCO.COM.DE EQUIP. DE PROTEÇÃO INDIVIDUAL LTDA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6.475.384/0001-9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SIDERANDO-SE O ATUAL CENÁRIO DE PANDEMIA DE COVID-19 E, AINDA, O PERÍODO DE <text:s/>CARNAVAL, <text:s/>QUE <text:s/>PODERÁ <text:s/>OCASIONAR <text:s/>O <text:s/>AUMENTO <text:s/>DO <text:s/>NÚMERO <text:s/>DE <text:s/>CASOS <text:s/>DA <text:s/>DOENÇA, <text:s/>PROPOMOS <text:s/>A AQUISIÇÃO DE 86 (OITENTA E SEIS) UNIDADES DE MÁSCARAS DESCARTÁVEIS PARA DISPONIBILIZAÇÃO AOS INTEGRANTES DA PRR1 (MEMBROS, SERVIDORES, ESTAGIÁRIOS E TERCEIRIZADOS)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10,7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204 - PRR3ª REGIÃO - PRR/3ª REGIAO - SAO PAUL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BRUNO RICARDO GIANGIARDI - CPF: 340.289.668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1/2022 a 12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5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LARO &amp; PAJAKI CHAVEIROS LTDA-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610.333/0001-0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837/2022 DLSG/PRR3ª - PRR3ª-00002744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STERPAQ - PRODUTOS DE LIMPEZA E EMBALAGEN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188.876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1100/2022 DLSG/PRR3ª - PRR3ª-00003438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,37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M EMBALAGENS DESCARTAVEIS EIREL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842.372/0001-7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1108/2022 DLSG/PRR3ª - PRR3ª-00003468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4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1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RRAGENS CAMPE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1.751.855/0001-4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1293/2022 DLSG/PRR3ª - PRR3ª-00004129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87,2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ROELIS PRODUTOS ELÉTRICOS E ISOLANTE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0.232.162/0001-8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1294/2022 DLSG/PRR3ª - PRR3ª-00004130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4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102 - PRR4ª REGIÃO - PRR/4ª REGIAO - PORTO ALEGR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IDALECIO MARTINS MORAES - CPF: 600.114.910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9/01/2022 a 18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8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NESTOR BORTOLINI E CI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9.945.133/0001-4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SERVIÇOS DIVERSOS POR SUPRIMENTO DE FUN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13,33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ASTNER COMECIAL DE FERRAGENS E FERRAMENTAS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2.690.106/0001-8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SERVIÇOS DIVERSOS POR SUPRIMENTO DE FUN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1,19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LESSANDRA ANG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8.183.933/0001-3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LOCAÇÃO DE PELÍCULAS DE PROTE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060,50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8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REVESU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0.473.216/0001-6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SIDERANDO O AGRAVAMENTO DA PANDEMIA DE COVID-19, E VISANDO AMPLIAR AS MEDIDAS DE PROTEÇÃO NA PRR4, AUTORIZO A AQUISIÇÃO DE 300 MÁSCARAS DE PROTEÇÃO PFF2, DA EMPRESA PREVESUL LTD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2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ETER GONCALVES DUARTE - CPF: 423.493.380-5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1/2022 a 05/04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14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2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IEGO DE MIRANDA MACHAD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9.563.529/0001-5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ÇÃO DA MOLA DE PORTA DE VIDRO DANIFICADA NA PASSARELA DO 4º ANDAR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6"/>
          <table:table-cell table:style-name="ce9" office:value-type="string" calcext:value-type="string" table:number-columns-spanned="8" table:number-rows-spanned="1">
            <text:p>Fonte da Informação: Sistema de Gestão Administrativa (SGA)</text:p>
          </table:table-cell>
          <table:covered-table-cell table:number-columns-repeated="7" table:style-name="ce9"/>
          <table:table-cell table:style-name="ce10" table:number-columns-repeated="15"/>
          <table:table-cell table:style-name="ce21"/>
          <table:table-cell table:number-columns-repeated="39"/>
        </table:table-row>
        <table:table-row table:style-name="ro3">
          <table:table-cell table:style-name="ce6"/>
          <table:table-cell table:style-name="ce10" table:number-columns-repeated="4"/>
          <table:table-cell table:style-name="ce9" office:value-type="string" calcext:value-type="string" table:number-columns-spanned="2" table:number-rows-spanned="1">
            <text:p>28/07/2022</text:p>
          </table:table-cell>
          <table:covered-table-cell table:style-name="ce9"/>
          <table:table-cell table:style-name="ce10" table:number-columns-repeated="17"/>
          <table:table-cell table:style-name="ce21"/>
          <table:table-cell table:number-columns-repeated="39"/>
        </table:table-row>
        <table:table-row table:style-name="ro7" table:number-rows-repeated="104830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JR_PAGE_ANCHOR_0_1" table:base-cell-address="$'Page 1'.$A$1" table:cell-range-address="$'Page 1'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document-statistic meta:table-count="1" meta:cell-count="1377" meta:object-count="0"/>
  </office:meta>
</office:document-meta>
</file>